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text-position="super 58.3%"/>
    </style:style>
  </office:automatic-styles>
  <office:body>
    <office:text text:use-soft-page-breaks="true">
      <text:p text:style-name="P1">Fiche git</text:p>
      <text:p text:style-name="Normal">1-cree les fichier et le dossier</text:p>
      <text:p text:style-name="Normal">2-ouvrir un terminal dans le dossier</text:p>
      <text:p text:style-name="Normal">3-git init</text:p>
      <text:p text:style-name="Normal">4) 1<text:span text:style-name="T2">er</text:span><text:s/>commit :</text:p>
      <text:p text:style-name="Normal"><text:tab/>-git status</text:p>
      <text:p text:style-name="Normal"><text:tab/>-git add « fichier »</text:p>
      <text:p text:style-name="Normal"><text:tab/>-git commit -m  «  nom que l on souhaite donne »</text:p>
      <text:p text:style-name="Normal">5) création du dépos en ligne sur GitHub</text:p>
      <text:p text:style-name="Normal">6)ajout du remote :</text:p>
      <text:p text:style-name="Normal"><text:tab/>-git remote and origin « url »</text:p>
      <text:p text:style-name="Normal">7)envoi en ligne de master</text:p>
      <text:p text:style-name="Normal"><text:tab/>-git push origin master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10957984@outlook.fr</meta:initial-creator>
    <dc:creator>d10957984@outlook.fr</dc:creator>
    <meta:creation-date>2025-01-21T09:15:00Z</meta:creation-date>
    <dc:date>2025-01-21T09:21:00Z</dc:date>
    <meta:template xlink:href="Normal" xlink:type="simple"/>
    <meta:editing-cycles>1</meta:editing-cycles>
    <meta:editing-duration>PT0S</meta:editing-duration>
    <meta:document-statistic meta:page-count="1" meta:paragraph-count="1" meta:word-count="52" meta:character-count="337" meta:row-count="2" meta:non-whitespace-character-count="286"/>
  </office:meta>
</office:document-meta>
</file>